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61d" officeooo:paragraph-rsid="001a261d"/>
    </style:style>
    <style:style style:name="P2" style:family="paragraph" style:parent-style-name="Standard">
      <style:text-properties fo:font-weight="bold" officeooo:rsid="001a36ca" officeooo:paragraph-rsid="001a36c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6c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36ca" style:font-weight-asian="normal" style:font-weight-complex="normal"/>
    </style:style>
    <style:style style:name="T5" style:family="text">
      <style:text-properties officeooo:rsid="001a3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esto a que ni te acordabas que en unos meses van a hacer <text:span text:style-name="T1">10 anios </text:span><text:span text:style-name="T3">desde que te graduaste del colegio! Seguro que mucho ha cambiado desde la ultima vez que nos reunimos todos a celebrar y compartir. </text:span><text:span text:style-name="T4">Por esta y mas razones, nos da el placer de invitarte a ti y a tus acompaniantes a nuestra reunion de 10 anios de nuestra promocion </text:span><text:span text:style-name="T2">Nox ‘09</text:span><text:span text:style-name="T4">.</text:span></text:p>
      <text:p text:style-name="P1"><text:span text:style-name="T4"/></text:p>
      <text:p text:style-name="P2">Donde</text:p>
      <text:p text:style-name="P2"/>
      <text:p text:style-name="P2">Cuando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57:19.251144998</meta:creation-date>
    <dc:date>2019-04-10T12:38:29.900509303</dc:date>
    <meta:editing-duration>PT13H59M43S</meta:editing-duration>
    <meta:editing-cycles>1</meta:editing-cycles>
    <meta:document-statistic meta:table-count="0" meta:image-count="0" meta:object-count="0" meta:page-count="1" meta:paragraph-count="3" meta:word-count="68" meta:character-count="352" meta:non-whitespace-character-count="287"/>
    <meta:generator>LibreOffice/6.1.5.2$Linux_X86_64 LibreOffice_project/10$Build-2</meta:generator>
  </office:meta>
</office:document-meta>
</file>